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noise_input_layer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nse_1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onv_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Deconv_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Deconv_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Deconv_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Deconv_4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Deconv_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8" calcext:value-type="float">
            <text:p>1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1:43:09.335161622</meta:creation-date>
    <dc:date>2018-10-11T11:46:40.651447818</dc:date>
    <meta:editing-duration>PT3M32S</meta:editing-duration>
    <meta:editing-cycles>1</meta:editing-cycles>
    <meta:document-statistic meta:table-count="1" meta:cell-count="28" meta:object-count="0"/>
    <meta:generator>LibreOffice/6.0.6.2$Linux_X86_64 LibreOffice_project/00m0$Build-2</meta:generator>
  </office:meta>
</office:document-meta>
</file>